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/>
    </style:style>
    <style:style style:name="P3" style:parent-style-name="Standard" style:family="paragraph">
      <style:paragraph-properties fo:text-align="center"/>
      <style:text-properties style:font-name="Arial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Arial"/>
    </style:style>
    <style:style style:name="P6" style:parent-style-name="Standard" style:family="paragraph">
      <style:paragraph-properties fo:text-align="center"/>
      <style:text-properties style:font-name="Arial"/>
    </style:style>
    <style:style style:name="P7" style:parent-style-name="Standard" style:family="paragraph">
      <style:paragraph-properties fo:text-align="center"/>
      <style:text-properties style:font-name="Arial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list-style-name="LFO2" style:family="paragraph">
      <style:text-properties style:font-name="Arial"/>
    </style:style>
    <style:style style:name="P10" style:parent-style-name="Standard" style:list-style-name="LFO2" style:family="paragraph">
      <style:text-properties style:font-name="Arial"/>
    </style:style>
    <style:style style:name="P11" style:parent-style-name="Standard" style:list-style-name="LFO2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list-style-name="LFO3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15" style:parent-style-name="Standard" style:list-style-name="LFO3" style:family="paragraph">
      <style:text-properties style:font-name="Arial" fo:font-size="11pt" style:font-size-asian="11pt" style:font-size-complex="11pt"/>
    </style:style>
    <style:style style:name="P16" style:parent-style-name="Standard" style:list-style-name="LFO3" style:family="paragraph">
      <style:text-properties style:font-name="Arial" fo:font-size="11pt" style:font-size-asian="11pt" style:font-size-complex="11pt"/>
    </style:style>
    <style:style style:name="P17" style:parent-style-name="Standard" style:list-style-name="LFO3" style:family="paragraph">
      <style:text-properties style:font-name="Arial" fo:font-size="11pt" style:font-size-asian="11pt" style:font-size-complex="11pt"/>
    </style:style>
    <style:style style:name="P18" style:parent-style-name="Standard" style:list-style-name="LFO3" style:family="paragraph">
      <style:text-properties style:font-name="Arial" fo:font-size="11pt" style:font-size-asian="11pt" style:font-size-complex="11pt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P22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24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25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26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27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28" style:parent-style-name="Standard" style:list-style-name="LFO4" style:family="paragraph">
      <style:paragraph-properties fo:margin-bottom="0.1388in"/>
    </style:style>
    <style:style style:name="T29" style:parent-style-name="DefaultParagraphFont" style:family="text">
      <style:text-properties style:font-name="Arial" style:font-name-asian="Calibri" style:font-name-complex="Calibri" fo:font-size="11pt" style:font-size-asian="11pt" style:font-size-complex="11pt"/>
    </style:style>
    <style:style style:name="P30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31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32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33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34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35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36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37" style:parent-style-name="Standard" style:list-style-name="LFO4" style:family="paragraph">
      <style:paragraph-properties style:text-autospace="none" fo:margin-bottom="0.1388in"/>
      <style:text-properties style:font-name="Arial" style:font-name-asian="Calibri" style:font-name-complex="Calibri" fo:font-size="11pt" style:font-size-asian="11pt" style:font-size-complex="11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Arial"/>
    </style:style>
    <style:style style:name="P44" style:parent-style-name="Standard" style:family="paragraph">
      <style:paragraph-properties fo:text-align="center" fo:margin-bottom="0.1388in"/>
      <style:text-properties style:font-name="Arial" style:font-name-asian="Calibri" style:font-name-complex="Calibri"/>
    </style:style>
    <style:style style:name="P45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/>
    </style:style>
    <style:style style:name="P46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/>
    </style:style>
    <style:style style:name="P48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49" style:parent-style-name="Standard" style:family="paragraph">
      <style:paragraph-properties style:text-autospace="none" fo:text-align="center" fo:margin-bottom="0.1388in"/>
    </style:style>
    <style:style style:name="T50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51" style:parent-style-name="Standard" style:family="paragraph">
      <style:paragraph-properties style:text-autospace="none" fo:text-align="center" fo:margin-bottom="0.1388in"/>
    </style:style>
    <style:style style:name="T52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53" style:parent-style-name="Standard" style:family="paragraph">
      <style:paragraph-properties style:text-autospace="none" fo:text-align="center" fo:margin-bottom="0.1388in"/>
    </style:style>
    <style:style style:name="T54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55" style:parent-style-name="Standard" style:family="paragraph">
      <style:paragraph-properties style:text-autospace="none" fo:text-align="center" fo:margin-bottom="0.1388in"/>
    </style:style>
    <style:style style:name="T56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57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58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/>
    </style:style>
    <style:style style:name="P59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60" style:parent-style-name="Standard" style:family="paragraph">
      <style:paragraph-properties style:text-autospace="none" fo:text-align="center" fo:margin-bottom="0.1388in"/>
    </style:style>
    <style:style style:name="T61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62" style:parent-style-name="Standard" style:family="paragraph">
      <style:paragraph-properties style:text-autospace="none" fo:text-align="center" fo:margin-bottom="0.1388in"/>
    </style:style>
    <style:style style:name="T63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64" style:parent-style-name="Standard" style:family="paragraph">
      <style:paragraph-properties style:text-autospace="none" fo:text-align="center" fo:margin-bottom="0.1388in"/>
    </style:style>
    <style:style style:name="T65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66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/>
    </style:style>
    <style:style style:name="P67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weight="bold" style:font-weight-asian="bold" style:font-weight-complex="bold"/>
    </style:style>
    <style:style style:name="P68" style:parent-style-name="Standard" style:family="paragraph">
      <style:paragraph-properties fo:text-align="center" fo:margin-bottom="0.1388in" fo:line-height="107%"/>
      <style:text-properties style:font-name="Arial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69" style:parent-style-name="Standard" style:family="paragraph">
      <style:paragraph-properties fo:text-align="center" fo:margin-bottom="0.1388in"/>
    </style:style>
    <style:style style:name="T70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71" style:parent-style-name="Standard" style:family="paragraph">
      <style:paragraph-properties style:text-autospace="none" fo:text-align="center" fo:margin-bottom="0.1388in"/>
    </style:style>
    <style:style style:name="T72" style:parent-style-name="DefaultParagraphFont" style:family="text">
      <style:text-properties style:font-name="Arial" style:font-name-asian="Calibri" style:font-name-complex="Calibri" fo:font-size="13pt" style:font-size-asian="13pt" style:font-size-complex="13pt"/>
    </style:style>
    <style:style style:name="P73" style:parent-style-name="Standard" style:family="paragraph">
      <style:paragraph-properties style:text-autospace="none" fo:text-align="center" fo:margin-bottom="0.1388in"/>
      <style:text-properties style:font-name="Arial" style:font-name-asian="Calibri" style:font-name-complex="Calibri" fo:font-size="13pt" style:font-size-asian="13pt" style:font-size-complex="13pt"/>
    </style:style>
  </office:automatic-styles>
  <office:body>
    <office:text text:use-soft-page-breaks="true">
      <text:p text:style-name="P1">Tiffany Nicole Alcorn</text:p>
      <text:p text:style-name="P2">480 North Church Street, Austin, IN 47102</text:p>
      <text:p text:style-name="P3">(812) 820-5528</text:p>
      <text:p text:style-name="P4"><text:a xlink:href="mailto:tnalcorn3@gmail.com" office:target-frame-name="_top" xlink:show="replace"><text:span text:style-name="T5">tnalcorn390@gmail.com</text:span></text:a></text:p>
      <text:p text:style-name="P6"/>
      <text:p text:style-name="P7"/>
      <text:p text:style-name="P8">Skills Summary:</text:p>
      <text:list text:style-name="LFO2" text:continue-numbering="true">
        <text:list-item>
          <text:p text:style-name="P9">Customer service</text:p>
        </text:list-item>
        <text:list-item>
          <text:p text:style-name="P10">Workflow planning</text:p>
        </text:list-item>
        <text:list-item>
          <text:p text:style-name="P11">Attention to detail</text:p>
        </text:list-item>
      </text:list>
      <text:p text:style-name="P12"/>
      <text:p text:style-name="P13">Education:</text:p>
      <text:list text:style-name="LFO3" text:continue-numbering="true">
        <text:list-item>
          <text:p text:style-name="P14">A.A.S. In Computer Information Technology</text:p>
        </text:list-item>
        <text:list-item>
          <text:p text:style-name="P15">Ivy Tech Community College; Sellersburg, IN</text:p>
        </text:list-item>
        <text:list-item>
          <text:p text:style-name="P16">GPA: 3.75</text:p>
        </text:list-item>
        <text:list-item>
          <text:p text:style-name="P17">Certificate in Routing and Switching</text:p>
        </text:list-item>
        <text:list-item>
          <text:p text:style-name="P18">Certificate in PC Support and Administration</text:p>
        </text:list-item>
      </text:list>
      <text:p text:style-name="P19"/>
      <text:p text:style-name="P20">Work Experience:</text:p>
      <text:p text:style-name="P21"/>
      <text:list text:style-name="LFO4" text:continue-numbering="true">
        <text:list-item>
          <text:p text:style-name="P22">January 2015 to Present – Manufacturing Technician at Gartech Enterprises, Austin, IN.</text:p>
          <text:list text:continue-numbering="true">
            <text:list-item>
              <text:p text:style-name="P23">Responsibilities:</text:p>
              <text:list text:continue-numbering="true">
                <text:list-item>
                  <text:p text:style-name="P24">Read and interpret diagrams to build products to customer specifications</text:p>
                </text:list-item>
                <text:list-item>
                  <text:p text:style-name="P25">Utilize various tools and machinery to assemble products</text:p>
                </text:list-item>
                <text:list-item>
                  <text:p text:style-name="P26">Communicate any errors or inconsistencies with diagrams and instructions to a supervisor</text:p>
                </text:list-item>
                <text:list-item>
                  <text:p text:style-name="P27">Perform quality checks to ensure a superior product</text:p>
                </text:list-item>
                <text:list-item>
                  <text:p text:style-name="P28"><text:span text:style-name="T29">Train coworkers as needed for specific tasks and product builds</text:span></text:p>
                </text:list-item>
              </text:list>
            </text:list-item>
          </text:list>
        </text:list-item>
        <text:list-item>
          <text:p text:style-name="P30">November 2014 to January 2015 – Cashier at Walmart of Scottsburg, IN.</text:p>
          <text:list text:continue-numbering="true">
            <text:list-item>
              <text:p text:style-name="P31">Responsibilities:</text:p>
              <text:list text:continue-numbering="true">
                <text:list-item>
                  <text:p text:style-name="P32">Interact with customers to ensure the guest experience is positive</text:p>
                </text:list-item>
                <text:list-item>
                  <text:p text:style-name="P33">Clean, organize, and restock areas as necessary and as the workflow permits</text:p>
                </text:list-item>
              </text:list>
            </text:list-item>
          </text:list>
        </text:list-item>
        <text:list-item>
          <text:p text:style-name="P34">July 2010 to November 2014 – Crew Member at McDonald's of Scottsburg, IN.</text:p>
          <text:list text:continue-numbering="true">
            <text:list-item>
              <text:p text:style-name="P35">Responsibilities:</text:p>
              <text:list text:continue-numbering="true">
                <text:list-item>
                  <text:p text:style-name="P36">Train fellow crew members in various areas and procedures</text:p>
                </text:list-item>
                <text:list-item>
                  <text:p text:style-name="P37">Be available to perform any job role as needed, including: cashier, cook, prep, dishwasher, and temporary management.</text:p>
                </text:list-item>
              </text:list>
            </text:list-item>
          </text:list>
        </text:list-item>
      </text:list>
      <text:p text:style-name="P38"/>
      <text:p text:style-name="P39">Tiffany Nicole Alcorn</text:p>
      <text:p text:style-name="P40">480 North Church Street, Austin, IN 47102</text:p>
      <text:p text:style-name="P41">(812) 820-5528</text:p>
      <text:p text:style-name="P42"><text:a xlink:href="mailto:tnalcorn3@gmail.com" office:target-frame-name="_top" xlink:show="replace"><text:span text:style-name="T43">tnalcorn390@gmail.com</text:span></text:a></text:p>
      <text:p text:style-name="P44"/>
      <text:p text:style-name="P45"/>
      <text:p text:style-name="P46">References:</text:p>
      <text:p text:style-name="P47"/>
      <text:p text:style-name="P48">Joe Bastian</text:p>
      <text:p text:style-name="P49"><text:span text:style-name="T50">Production Manager at Gartech Enterprises</text:span></text:p>
      <text:p text:style-name="P51"><text:span text:style-name="T52">Work: (812) 794-4796 ext. 26</text:span></text:p>
      <text:p text:style-name="P53"><text:span text:style-name="T54">Mobile: (812) 350-6355</text:span></text:p>
      <text:p text:style-name="P55"><text:span text:style-name="T56">Current Manager</text:span></text:p>
      <text:p text:style-name="P57"/>
      <text:p text:style-name="P58"/>
      <text:p text:style-name="P59">Janet Jewell</text:p>
      <text:p text:style-name="P60"><text:span text:style-name="T61">Lead Technician at Gartech Enterprises</text:span></text:p>
      <text:p text:style-name="P62"><text:span text:style-name="T63">Mobile: (812) 569-1510</text:span></text:p>
      <text:p text:style-name="P64"><text:span text:style-name="T65">Current Supervisor</text:span></text:p>
      <text:p text:style-name="P66"/>
      <text:p text:style-name="P67"/>
      <text:p text:style-name="P68">Fred Elam</text:p>
      <text:p text:style-name="P69"><text:span text:style-name="T70">Coworker</text:span></text:p>
      <text:p text:style-name="P71"><text:span text:style-name="T72">Mobile: (812) 722-7723</text:span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TF_Num21" style:display-name="RTF_Num 2 1" style:family="text">
      <style:text-properties style:font-name="Symbol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ffany Alcorn</meta:initial-creator>
    <dc:creator>Tiffany A</dc:creator>
    <meta:creation-date>2021-05-08T21:27:00Z</meta:creation-date>
    <dc:date>2021-05-08T21:27:00Z</dc:date>
    <meta:print-date>2018-08-09T13:28:00Z</meta:print-date>
    <meta:template xlink:href="Normal.dotm" xlink:type="simple"/>
    <meta:editing-cycles>3</meta:editing-cycles>
    <meta:editing-duration>PT0S</meta:editing-duration>
    <meta:document-statistic meta:page-count="1" meta:paragraph-count="3" meta:word-count="267" meta:character-count="1791" meta:row-count="12" meta:non-whitespace-character-count="1527"/>
  </office:meta>
</office:document-meta>
</file>